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243ab3" officeooo:paragraph-rsid="00243ab3"/>
    </style:style>
    <style:style style:name="P3" style:family="paragraph" style:parent-style-name="Standard">
      <style:text-properties style:font-name="URW Chancery L" fo:font-size="18pt" fo:font-weight="bold" officeooo:rsid="00258ab4" officeooo:paragraph-rsid="00258ab4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258ab4" officeooo:paragraph-rsid="00258ab4"/>
    </style:style>
    <style:style style:name="P6" style:family="paragraph" style:parent-style-name="Standard" style:list-style-name="L1">
      <style:text-properties style:font-name="URW Chancery L" officeooo:rsid="00258ab4" officeooo:paragraph-rsid="00258ab4"/>
    </style:style>
    <style:style style:name="P7" style:family="paragraph" style:parent-style-name="Standard">
      <style:text-properties style:font-name="URW Chancery L" officeooo:rsid="001f31ab" officeooo:paragraph-rsid="00243ab3"/>
    </style:style>
    <style:style style:name="P8" style:family="paragraph" style:parent-style-name="Standard" style:list-style-name="L1">
      <style:text-properties style:font-name="URW Chancery L" officeooo:rsid="00262d67" officeooo:paragraph-rsid="00262d67"/>
    </style:style>
    <style:style style:name="P9" style:family="paragraph" style:parent-style-name="Standard" style:list-style-name="L1">
      <style:text-properties style:font-name="URW Chancery L" officeooo:rsid="001ccc85" officeooo:paragraph-rsid="00258ab4"/>
    </style:style>
    <style:style style:name="P10" style:family="paragraph" style:parent-style-name="Standard" style:list-style-name="L1">
      <style:text-properties style:font-name="URW Chancery L" officeooo:rsid="002689ef" officeooo:paragraph-rsid="002689ef"/>
    </style:style>
    <style:style style:name="P11" style:family="paragraph" style:parent-style-name="Standard">
      <style:text-properties officeooo:paragraph-rsid="0018939a"/>
    </style:style>
    <style:style style:name="T1" style:family="text">
      <style:text-properties officeooo:rsid="00258ab4"/>
    </style:style>
    <style:style style:name="T2" style:family="text">
      <style:text-properties style:font-name="URW Chancery L" officeooo:rsid="001f31ab"/>
    </style:style>
    <style:style style:name="T3" style:family="text">
      <style:text-properties style:font-name="URW Chancery L" officeooo:rsid="00258ab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icken and Dumplings</text:p>
      <text:p text:style-name="P1"/>
      <text:p text:style-name="P11"><text:span text:style-name="T2">2 lbs.<text:tab/></text:span><text:span text:style-name="T3">Chicken thighs, bone-in/skin on.</text:span></text:p>
      <text:p text:style-name="P2"><text:span text:style-name="T1">8 c.</text:span><text:tab/><text:span text:style-name="T1">Water</text:span>.</text:p>
      <text:p text:style-name="P2"><text:span text:style-name="T1">3 T</text:span>.<text:tab/><text:span text:style-name="T1">Chicken bouillon.</text:span></text:p>
      <text:p text:style-name="P2"><text:span text:style-name="T1">1 T</text:span>.<text:tab/><text:span text:style-name="T1">Garlic salt</text:span>.</text:p>
      <text:p text:style-name="P5">1 ½ c.<text:tab/>Bisquick.</text:p>
      <text:p text:style-name="P5">¾ c.<text:tab/>Milk.</text:p>
      <text:p text:style-name="P7"/>
      <text:list xml:id="list2232689547" text:style-name="L1">
        <text:list-item>
          <text:p text:style-name="P6">Combine chicken, water, bouillon, and garlic salt.</text:p>
        </text:list-item>
        <text:list-item>
          <text:p text:style-name="P6">Bring to a boil, reduce to simmer, and cook for 40 minutes (until cooked through).</text:p>
        </text:list-item>
        <text:list-item>
          <text:p text:style-name="P6">Remove chicken from broth and put aside.</text:p>
        </text:list-item>
        <text:list-item>
          <text:p text:style-name="P6">Combine Bisquick and milk with fork.</text:p>
        </text:list-item>
        <text:list-item>
          <text:p text:style-name="P8">Drop dumpling dough, 2 T at a time, into simmering stock.</text:p>
        </text:list-item>
        <text:list-item>
          <text:p text:style-name="P8">Boil dumplings, submerging occasionally, for 10 minutes.</text:p>
        </text:list-item>
        <text:list-item>
          <text:p text:style-name="P10">Remove dumplings from sauce.</text:p>
        </text:list-item>
        <text:list-item>
          <text:p text:style-name="P10">Pull meat from chicken bone and break into bite-sized pieces. <text:s/>Discard bones and skin.</text:p>
        </text:list-item>
        <text:list-item>
          <text:p text:style-name="P10">To serve, place dumplings in a bowl and top with chicken and sauce.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01-09T08:35:10.137919521</dc:date>
    <meta:editing-duration>PT1H1M3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21" meta:character-count="648" meta:non-whitespace-character-count="552"/>
  </office:meta>
</office:document-meta>
</file>